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2.161cm"/>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parent-style-name="standard">
      <style:graphic-properties draw:stroke="solid" svg:stroke-width="0.035cm" svg:stroke-color="#325490" draw:stroke-linejoin="miter" draw:fill="solid" draw:fill-color="#ffffff" draw:textarea-vertical-align="middle" draw:auto-grow-height="false" draw:fit-to-size="false" fo:padding-top="0.125cm" fo:padding-bottom="0.125cm" fo:padding-left="0.25cm" fo:padding-right="0.25cm" fo:wrap-option="wrap"/>
    </style:style>
    <style:style style:name="gr5" style:family="graphic" style:parent-style-name="standard">
      <style:graphic-properties draw:stroke="solid" svg:stroke-width="0.035cm" svg:stroke-color="#325490" draw:stroke-linejoin="miter" draw:fill="solid" draw:fill-color="#4472c4" draw:textarea-vertical-align="middle" draw:auto-grow-height="false" draw:fit-to-size="false" fo:padding-top="0.125cm" fo:padding-bottom="0.125cm" fo:padding-left="0.25cm" fo:padding-right="0.25cm" fo:wrap-option="wrap"/>
    </style:style>
    <style:style style:name="gr6" style:family="graphic" style:parent-style-name="standard" style:list-style-name="L9">
      <style:graphic-properties draw:stroke="solid" svg:stroke-width="0.035cm" svg:stroke-color="#325490" draw:stroke-linejoin="miter" draw:fill="solid" draw:fill-color="#4472c4" draw:textarea-vertical-align="top" draw:auto-grow-height="false" draw:fit-to-size="false" fo:padding-top="0.125cm" fo:padding-bottom="0.125cm" fo:padding-left="0.25cm" fo:padding-right="0.25cm" fo:wrap-option="wrap"/>
    </style:style>
    <style:style style:name="gr7" style:family="graphic" style:parent-style-name="standard">
      <style:graphic-properties draw:stroke="solid" svg:stroke-width="0.035cm" svg:stroke-color="#325490" draw:stroke-linejoin="miter" draw:fill="solid" draw:fill-color="#ffffff" draw:textarea-vertical-align="middle" draw:auto-grow-height="false" draw:fit-to-size="false" fo:padding-top="0.125cm" fo:padding-bottom="0.125cm" fo:padding-left="0.25cm" fo:padding-right="0.25cm" fo:wrap-option="wrap"/>
    </style:style>
    <style:style style:name="gr8" style:family="graphic" style:parent-style-name="standard">
      <style:graphic-properties draw:stroke="solid" svg:stroke-width="0.106cm" svg:stroke-color="#333333"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11" style:family="graphic" style:parent-style-name="standard">
      <style:graphic-properties draw:stroke="solid" svg:stroke-width="0.035cm" svg:stroke-color="#325490" draw:stroke-linejoin="miter" draw:fill="solid" draw:fill-color="#4472c4" draw:textarea-vertical-align="middle" draw:auto-grow-height="false" draw:fit-to-size="false" fo:padding-top="0.125cm" fo:padding-bottom="0.125cm" fo:padding-left="0.25cm" fo:padding-right="0.25cm" fo:wrap-option="wrap"/>
    </style:style>
    <style:style style:name="gr12" style:family="graphic" style:parent-style-name="standard">
      <style:graphic-properties draw:stroke="dash" draw:stroke-dash="Fine_20_Dashed" svg:stroke-width="0.035cm" svg:stroke-color="#325490" draw:stroke-linejoin="miter" draw:fill="solid" draw:fill-color="#ffffff" draw:textarea-vertical-align="middle" draw:auto-grow-height="false" draw:fit-to-size="false" fo:padding-top="0.125cm" fo:padding-bottom="0.125cm" fo:padding-left="0.25cm" fo:padding-right="0.25cm" fo:wrap-option="wrap"/>
    </style:style>
    <style:style style:name="gr13" style:family="graphic" style:parent-style-name="standard">
      <style:graphic-properties draw:stroke="solid" svg:stroke-width="0.035cm" svg:stroke-color="#325490" draw:stroke-linejoin="miter" draw:fill="solid" draw:fill-color="#4472c4" draw:textarea-vertical-align="top" draw:auto-grow-height="false" draw:fit-to-size="false" fo:padding-top="0.125cm" fo:padding-bottom="0.125cm" fo:padding-left="0.25cm" fo:padding-right="0.25cm" fo:wrap-option="wrap"/>
    </style:style>
    <style:style style:name="gr14" style:family="graphic" style:parent-style-name="standard">
      <style:graphic-properties draw:stroke="solid" svg:stroke-width="0.106cm" svg:stroke-color="#00b0f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15" style:family="graphic" style:parent-style-name="standard" style:list-style-name="L10">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16" style:family="graphic" style:parent-style-name="standard" style:list-style-name="L10">
      <style:graphic-properties draw:stroke="none" svg:stroke-width="0cm" draw:fill="none" draw:textarea-vertical-align="top" draw:auto-grow-height="true" draw:fit-to-size="false" fo:min-height="0.854cm" fo:padding-top="0.125cm" fo:padding-bottom="0.125cm" fo:padding-left="0.25cm" fo:padding-right="0.25cm" fo:wrap-option="wrap"/>
    </style:style>
    <style:style style:name="gr17" style:family="graphic" style:parent-style-name="standard">
      <style:graphic-properties svg:stroke-color="#ff8080" draw:fill="solid" draw:fill-color="#ffd320" draw:textarea-horizontal-align="justify" draw:textarea-vertical-align="middle" draw:auto-grow-height="false" fo:min-height="0cm" fo:min-width="0cm" fo:wrap-option="no-wrap"/>
    </style:style>
    <style:style style:name="gr18" style:family="graphic" style:parent-style-name="standard" style:list-style-name="L10">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19" style:family="graphic" style:parent-style-name="standard">
      <style:graphic-properties draw:stroke="solid" svg:stroke-width="0.106cm" svg:stroke-color="#ffff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0" style:family="graphic" style:parent-style-name="standard" style:list-style-name="L10">
      <style:graphic-properties draw:stroke="none" svg:stroke-width="0cm" draw:fill="none" draw:textarea-vertical-align="top" draw:auto-grow-height="true" draw:fit-to-size="false" fo:min-height="1.151cm" fo:min-width="10.537cm" fo:padding-top="0.125cm" fo:padding-bottom="0.125cm" fo:padding-left="0.25cm" fo:padding-right="0.25cm" fo:wrap-option="no-wrap"/>
    </style:style>
    <style:style style:name="gr21" style:family="graphic" style:parent-style-name="standard">
      <style:graphic-properties draw:stroke="solid" svg:stroke-width="0.035cm" svg:stroke-color="#325490" draw:stroke-linejoin="miter" draw:fill="solid" draw:fill-color="#ffffff" draw:textarea-vertical-align="top" draw:auto-grow-height="false" draw:fit-to-size="false" fo:padding-top="0.125cm" fo:padding-bottom="0.125cm" fo:padding-left="0.25cm" fo:padding-right="0.25cm" fo:wrap-option="wrap"/>
    </style:style>
    <style:style style:name="gr22" style:family="graphic" style:parent-style-name="standard" style:list-style-name="L10">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3" style:family="graphic" style:parent-style-name="standard">
      <style:graphic-properties draw:stroke="dash" draw:stroke-dash="Ultrafine_20_2_20_Dots_20_3_20_Dashes" svg:stroke-width="0.035cm" svg:stroke-color="#325490" draw:stroke-linejoin="miter" draw:fill="solid" draw:fill-color="#ffffff" draw:textarea-vertical-align="middle" draw:auto-grow-height="false" draw:fit-to-size="false"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ffffff" draw:textarea-vertical-align="bottom" draw:auto-grow-height="false" draw:fit-to-size="false" fo:padding-top="0.125cm" fo:padding-bottom="0.125cm" fo:padding-left="0.25cm" fo:padding-right="0.25cm" fo:wrap-option="wrap"/>
    </style:style>
    <style:style style:name="gr25" style:family="graphic" style:parent-style-name="standard" style:list-style-name="L10">
      <style:graphic-properties draw:stroke="none" svg:stroke-width="0cm" draw:fill="none" draw:textarea-vertical-align="top" draw:auto-grow-height="true" draw:fit-to-size="false" fo:min-height="3.048cm" fo:padding-top="0.125cm" fo:padding-bottom="0.125cm" fo:padding-left="0.25cm" fo:padding-right="0.25cm" fo:wrap-option="wrap"/>
    </style:style>
    <style:style style:name="gr26" style:family="graphic" style:parent-style-name="standard" style:list-style-name="L13">
      <style:graphic-properties draw:stroke="none" svg:stroke-width="0.035cm" draw:stroke-linejoin="miter" draw:fill="solid" draw:fill-color="#e2f0d9" draw:textarea-vertical-align="top" draw:auto-grow-height="false" draw:fit-to-size="false" fo:padding-top="0.125cm" fo:padding-bottom="0.125cm" fo:padding-left="0.25cm" fo:padding-right="0.25cm" fo:wrap-option="wrap"/>
    </style:style>
    <style:style style:name="gr27" style:family="graphic" style:parent-style-name="standard">
      <style:graphic-properties draw:stroke="solid" svg:stroke-width="0.035cm" svg:stroke-color="#ffffff" draw:stroke-linejoin="miter" draw:fill="solid" draw:fill-color="#b4c7e7" draw:textarea-vertical-align="top" draw:auto-grow-height="false" draw:fit-to-size="false" fo:padding-top="0.125cm" fo:padding-bottom="0.125cm" fo:padding-left="0.25cm" fo:padding-right="0.25cm" fo:wrap-option="wrap"/>
    </style:style>
    <style:style style:name="gr28" style:family="graphic" style:parent-style-name="standard">
      <style:graphic-properties draw:stroke="none" svg:stroke-width="0.035cm" draw:stroke-linejoin="miter" draw:fill="solid" draw:fill-color="#e2f0d9" draw:textarea-vertical-align="middle" draw:auto-grow-height="false" draw:fit-to-size="false" fo:padding-top="0.125cm" fo:padding-bottom="0.125cm" fo:padding-left="0.25cm" fo:padding-right="0.25cm" fo:wrap-option="wrap"/>
    </style:style>
    <style:style style:name="gr29" style:family="graphic" style:parent-style-name="standard">
      <style:graphic-properties draw:stroke="none" svg:stroke-width="0.035cm" draw:stroke-linejoin="miter" draw:fill="solid" draw:fill-color="#b4c7e7" draw:textarea-vertical-align="middle" draw:auto-grow-height="false" draw:fit-to-size="false" fo:padding-top="0.125cm" fo:padding-bottom="0.125cm" fo:padding-left="0.25cm" fo:padding-right="0.25cm" fo:wrap-option="wrap"/>
    </style:style>
    <style:style style:name="pr1" style:family="presentation" style:parent-style-name="Title_20_and_20_Content-title">
      <style:graphic-properties fo:min-height="3.681cm"/>
    </style:style>
    <style:style style:name="pr2" style:family="presentation" style:parent-style-name="Title_20_and_20_Content-notes">
      <style:graphic-properties draw:fill-color="#ffffff" fo:min-height="13.364cm"/>
    </style:style>
    <style:style style:name="pr3"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pr5" style:family="presentation" style:parent-style-name="Title_20_and_20_Content-notes">
      <style:graphic-properties draw:fill-color="#ffffff" fo:min-height="13.365cm"/>
    </style:style>
    <style:style style:name="pr6"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Slide-notes">
      <style:graphic-properties draw:fill-color="#ffffff" fo:min-height="13.365cm"/>
    </style:style>
    <style:style style:name="pr8"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text-properties fo:font-size="20pt" style:font-size-asian="20pt" style:font-size-complex="20pt"/>
    </style:style>
    <style:style style:name="P3" style:family="paragraph">
      <style:text-properties fo:font-size="20pt"/>
    </style:style>
    <style:style style:name="P4" style:family="paragraph">
      <style:paragraph-properties fo:text-align="start" style:font-independent-line-spacing="true"/>
      <style:text-properties fo:font-size="44pt"/>
    </style:style>
    <style:style style:name="P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7" style:family="paragraph">
      <style:paragraph-properties fo:margin-left="1.27cm" fo:margin-right="0cm" fo:margin-top="0.176cm" fo:margin-bottom="0cm" fo:text-indent="0cm">
        <style:tab-stops>
          <style:tab-stop style:position="0cm"/>
        </style:tab-stops>
      </style:paragraph-properties>
    </style:style>
    <style:style style:name="P8" style:family="paragraph">
      <style:paragraph-properties fo:text-align="start" style:font-independent-line-spacing="true"/>
      <style:text-properties fo:font-size="28pt"/>
    </style:style>
    <style:style style:name="P9" style:family="paragraph">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 style:family="paragraph">
      <style:paragraph-properties fo:text-align="center"/>
      <style:text-properties fo:font-size="15pt" style:font-size-asian="15pt" style:font-size-complex="15pt"/>
    </style:style>
    <style:style style:name="P17" style:family="paragraph">
      <style:paragraph-properties fo:margin-left="0cm" fo:margin-right="0cm" fo:margin-top="0cm" fo:margin-bottom="0cm" fo:line-height="100%" fo:text-align="start" fo:text-indent="0cm" style:punctuation-wrap="hanging" style:writing-mode="lr-tb"/>
      <style:text-properties fo:font-size="15pt" style:font-size-asian="15pt" style:font-size-complex="15pt" fo:hyphenate="false"/>
    </style:style>
    <style:style style:name="P18" style:family="paragraph">
      <style:paragraph-properties fo:text-align="start" style:font-independent-line-spacing="true"/>
      <style:text-properties fo:font-size="15pt" style:font-size-asian="15pt" style:font-size-complex="15pt"/>
    </style:style>
    <style:style style:name="P19" style:family="paragraph">
      <style:paragraph-properties fo:margin-top="0cm" fo:margin-bottom="0cm" fo:line-height="90%" fo:text-align="start" style:punctuation-wrap="hanging" style:writing-mode="lr-tb"/>
      <style:text-properties fo:font-size="28pt" style:font-size-asian="28pt" style:font-size-complex="28pt" fo:hyphenate="false"/>
    </style:style>
    <style:style style:name="P20" style:family="paragraph">
      <style:paragraph-properties fo:text-align="start" style:font-independent-line-spacing="true"/>
      <style:text-properties fo:font-size="28pt" style:font-size-asian="28pt" style:font-size-complex="28pt"/>
    </style:style>
    <style:style style:name="P21" style:family="paragraph">
      <style:paragraph-properties fo:margin-left="0cm" fo:margin-right="0cm" fo:margin-top="0cm" fo:margin-bottom="0cm" fo:line-height="100%" fo:text-align="start" fo:text-indent="0cm" style:punctuation-wrap="hanging" style:writing-mode="lr-tb" style:font-independent-line-spacing="true"/>
      <style:text-properties fo:font-size="15pt" style:font-size-asian="15pt" style:font-size-complex="15pt" fo:hyphenate="false"/>
    </style:style>
    <style:style style:name="P22" style:family="paragraph">
      <style:paragraph-properties fo:margin-left="0cm" fo:margin-right="0cm" fo:margin-top="0cm" fo:margin-bottom="0cm" fo:line-height="100%" fo:text-align="center" fo:text-indent="0cm" style:punctuation-wrap="hanging" style:writing-mode="lr-tb"/>
      <style:text-properties fo:font-size="15pt" style:font-size-asian="15pt" style:font-size-complex="15pt" fo:hyphenate="false"/>
    </style:style>
    <style:style style:name="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size="20pt" style:font-size-asian="20pt" style:font-size-complex="20pt"/>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size="15pt" style:font-size-asian="15pt" style:font-size-complex="15pt"/>
    </style:style>
    <style:style style:name="T14"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5" style:family="text">
      <style:text-properties fo:font-variant="normal" fo:text-transform="none" fo:color="#4472c4"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 Light" fo:font-size="28pt" fo:letter-spacing="normal" fo:font-style="normal" style:text-underline-style="none" fo:font-weight="bold" style:font-size-asian="28pt" style:font-style-asian="normal" style:font-weight-asian="bold" style:font-size-complex="2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suffix="." style:num-format="1">
        <style:list-level-properties text:space-before="1.271cm" text:min-label-width="1.26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style:num-suffix="."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suffix="." style:num-format="">
        <style:list-level-properties text:space-before="1.271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4472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01cm" text:min-label-width="0.95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draw:frame presentation:style-name="pr1" draw:layer="layout" svg:width="29.209cm" svg:height="3.681cm" svg:x="2.328cm" svg:y="1.014cm" presentation:class="title">
          <draw:text-box>
            <text:p text:style-name="P1"><text:span text:style-name="T1">Open Transform</text:span><text:span text:style-name="T1"><text:line-break/></text:span><text:span text:style-name="T2">About </text:span></text:p>
          </draw:text-box>
        </draw:frame>
        <draw:frame draw:style-name="gr1" draw:text-style-name="P2" draw:layer="layout" svg:width="29.209cm" svg:height="12.411cm" svg:x="2.328cm" svg:y="4.589cm">
          <draw:text-box>
            <text:p text:style-name="P2"><text:span text:style-name="T3">Digital Transformation is a very challenging journey and many people have made it predictable by sharing their experiences on how they solved their challenges. We too belive in opensource and we are obliged by giving back to the wonderful community of Information Technology, with whom we have grown and made a difference to many businesses.</text:span></text:p>
            <text:p text:style-name="P2"><text:span text:style-name="T3"/></text:p>
            <text:p text:style-name="P2"><text:span text:style-name="T3">Open transform is an opensource project which automates conversion of monolith Java applications to Microservice based Application Architecture. Anyone can use it as first step towards Digital Transformation by realizing Hybrid Application Architecture.</text:span></text:p>
            <text:p text:style-name="P2"><text:span text:style-name="T3"/></text:p>
            <text:p text:style-name="P2"><text:span text:style-name="T3">It is not a complete solution for Digital Transformation. While this involves an Umbrella of Solutions like Containerizations, CI/CD/CR, Reactive Architecture and Application etc, we focus on smooth transition from Monolith to Hybrid architecture with automation and quick realization. For now we support only Java based application and Microprofile based Rest Applications within Hybrid Architecture, but we look forward to create an Umbrella of projects for complete Digital Transformation Journey.</text:span></text:p>
          </draw:text-box>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Automating Conversion of Monolith to Microservices" draw:style-name="dp1" draw:master-page-name="Title_20_and_20_Content" presentation:presentation-page-layout-name="AL1T11">
        <draw:frame draw:name="Title 1" presentation:style-name="pr3" draw:text-style-name="P4" draw:layer="layout" svg:width="29.209cm" svg:height="3.681cm" svg:x="2.328cm" svg:y="1.014cm" presentation:class="title" presentation:user-transformed="true">
          <draw:text-box>
            <text:p text:style-name="P1"><text:span text:style-name="T1">Open Transform</text:span><text:span text:style-name="T1"><text:line-break/></text:span><text:span text:style-name="T2">Automating Conversion of Monolith to Hybrid Architecture</text:span></text:p>
          </draw:text-box>
        </draw:frame>
        <draw:frame draw:name="Content Placeholder 2" presentation:style-name="pr4" draw:text-style-name="P8" draw:layer="layout" svg:width="29.209cm" svg:height="12.086cm" svg:x="2.328cm" svg:y="5.071cm" presentation:class="outline" presentation:user-transformed="true">
          <draw:text-box>
            <text:list text:style-name="L4">
              <text:list-item>
                <text:p text:style-name="P5"><text:span text:style-name="T4">What we want to achieve:</text:span></text:p>
              </text:list-item>
            </text:list>
            <text:list text:style-name="L5">
              <text:list-item>
                <text:list>
                  <text:list-item>
                    <text:p text:style-name="P6"><text:span text:style-name="T5">A Java Monolith Application code can be automatically modified to adopt to Hybrid Architecture for conversion with REST Endpoints.</text:span></text:p>
                  </text:list-item>
                </text:list>
              </text:list-item>
              <text:list-item>
                <text:p text:style-name="P5"><text:span text:style-name="T4">Problems which We are addressing:</text:span></text:p>
                <text:list>
                  <text:list-item>
                    <text:p text:style-name="P6"><text:span text:style-name="T5">Manual modification of Monolith App code is time consuming.</text:span></text:p>
                  </text:list-item>
                  <text:list-item>
                    <text:p text:style-name="P6"><text:span text:style-name="T5">Executing modified code of Monolith App involves more than trivial efforts.</text:span></text:p>
                  </text:list-item>
                  <text:list-item>
                    <text:p text:style-name="P6"><text:span text:style-name="T5">Realization of benefits of Hybrid Architecture is realized only after substantial effort and time is invested over the transition of the Monolith Application.</text:span></text:p>
                  </text:list-item>
                </text:list>
              </text:list-item>
              <text:list-item>
                <text:p text:style-name="P5"><text:span text:style-name="T4">The solution highlights:</text:span></text:p>
                <text:list>
                  <text:list-item>
                    <text:p text:style-name="P6"><text:span text:style-name="T5">Transform Local Function calls within Monolith, into a REST call.</text:span></text:p>
                  </text:list-item>
                </text:list>
              </text:list-item>
            </text:list>
            <text:list text:style-name="L6">
              <text:list-item>
                <text:list>
                  <text:list-item>
                    <text:p text:style-name="P6"><text:span text:style-name="T5">Create custom class definition to transform local function calls within the Class.</text:span></text:p>
                  </text:list-item>
                  <text:list-item>
                    <text:p text:style-name="P6"><text:span text:style-name="T5">Introduce Proxy Interfaces, which are capable of calling external services.</text:span></text:p>
                  </text:list-item>
                  <text:list-item>
                    <text:p text:style-name="P6"><text:span text:style-name="T5">Expose existing class methods by adding a REST Endpoint / Controller.</text:span></text:p>
                  </text:list-item>
                </text:list>
              </text:list-item>
            </text:list>
            <text:list text:style-name="L7">
              <text:list-item>
                <text:list>
                  <text:list-item>
                    <text:p text:style-name="P6"><text:span text:style-name="T5">Easily save 20% efforts given for Manual code changes per service.</text:span></text:p>
                  </text:list-item>
                </text:list>
              </text:list-item>
            </text:list>
            <text:p text:style-name="P7"><text:span text:style-name="T5"/></text:p>
            <text:p text:style-name="P7"><text:span text:style-name="T5"/></text:p>
            <text:p text:style-name="P7"><text:span text:style-name="T5"/></text:p>
          </draw:text-box>
        </draw:frame>
        <draw:custom-shape draw:name="TextBox 3" draw:style-name="gr3" draw:text-style-name="P9" draw:layer="layout" svg:width="24.338cm" svg:height="1.773cm" svg:x="2.001cm" svg:y="17.523cm">
          <text:p text:style-name="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5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Title_20_Slide" presentation:presentation-page-layout-name="AL2T0">
        <draw:custom-shape draw:name="Rectangle 3" draw:style-name="gr4" draw:text-style-name="P9" draw:layer="layout" svg:width="11.725cm" svg:height="11.034cm" svg:x="2.362cm" svg:y="4.766cm">
          <text:p text:style-name="P10"><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7" draw:style-name="gr5" draw:text-style-name="P9" draw:layer="layout" svg:width="2.539cm" svg:height="2.922cm" svg:x="10.361cm" svg:y="11.678cm">
          <text:p text:style-name="P10"><text:span text:style-name="T6">Class</text:span></text:p>
          <text:p text:style-name="P10"><text:span text:style-name="T6"><text:s/></text:span><text:span text:style-name="T6">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3" draw:text-style-name="P9" draw:layer="layout" svg:width="11.725cm" svg:height="0.843cm" svg:x="2.292cm" svg:y="14.769cm">
          <text:p text:style-name="P10"><text:span text:style-name="T7">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5" draw:style-name="gr6" draw:text-style-name="P12" draw:layer="layout" svg:width="5.756cm" svg:height="7.48cm" svg:x="2.744cm" svg:y="5.597cm">
          <text:p text:style-name="P11"><text:span text:style-name="T8">Class 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6" draw:style-name="gr5" draw:text-style-name="P9" draw:layer="layout" svg:width="2.539cm" svg:height="2.922cm" svg:x="10.382cm" svg:y="5.388cm">
          <text:p text:style-name="P10"><text:span text:style-name="T6">Class </text:span></text:p>
          <text:p text:style-name="P10"><text:span text:style-name="T6">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0" draw:style-name="gr7" draw:text-style-name="P9" draw:layer="layout" svg:width="3.966cm" svg:height="1.948cm" svg:x="2.953cm" svg:y="7.128cm">
          <text:p text:style-name="P10"><text:span text:style-name="T9"/></text:p>
          <text:p text:style-name="P10"><text:span text:style-name="T10">B.getFor</text:span></text:p>
          <text:p text:style-name="P10"><text:span text:style-name="T10">A()</text:span></text:p>
          <text:p text:style-name="P10"><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1" draw:style-name="gr7" draw:text-style-name="P9" draw:layer="layout" svg:width="3.966cm" svg:height="1.948cm" svg:x="2.994cm" svg:y="10.161cm">
          <text:p text:style-name="P10"><text:span text:style-name="T9"/></text:p>
          <text:p text:style-name="P10"><text:span text:style-name="T10">C.getFor</text:span></text:p>
          <text:p text:style-name="P10"><text:span text:style-name="T10">A()</text:span></text:p>
          <text:p text:style-name="P10"><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ctor: Elbow 13" draw:style-name="gr8" draw:text-style-name="P13" draw:layer="layout" svg:width="4.871cm" svg:height="0.208cm" svg:x="6.919cm" svg:y="7.858cm">
          <text:p/>
          <draw:enhanced-geometry draw:mirror-horizontal="false" draw:mirror-vertical="false" draw:text-areas="0 0 ?f4 ?f5" svg:viewBox="0 0 0 0" draw:type="ooxml-bentConnector4" draw:modifiers="36581 404208"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Connector: Elbow 16" draw:style-name="gr9" draw:text-style-name="P13" draw:layer="layout" svg:width="3.401cm" svg:height="2.265cm" svg:x="6.96cm" svg:y="11.13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0" draw:style-name="gr7" draw:text-style-name="P9" draw:layer="layout" svg:width="10.121cm" svg:height="11.034cm" svg:x="15.758cm" svg:y="4.766cm">
          <text:p text:style-name="P10"><text:span text:style-name="T11">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9" draw:layer="layout" svg:width="7.569cm" svg:height="1.013cm" svg:x="16.99cm" svg:y="14.317cm">
          <text:p text:style-name="P14"><text:span text:style-name="T12">Hybrid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agnetic Disk 22" draw:style-name="gr11" draw:text-style-name="P9" draw:layer="layout" svg:width="1.076cm" svg:height="1.913cm" svg:x="8.924cm" svg:y="5.6cm">
          <text:p text:style-name="P10"><text:span text:style-name="T6"/></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Magnetic Disk 23" draw:style-name="gr11" draw:text-style-name="P9" draw:layer="layout" svg:width="1.076cm" svg:height="1.913cm" svg:x="24.6cm" svg:y="5.087cm">
          <text:p text:style-name="P10"><text:span text:style-name="T6"/></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ectangle 27" draw:style-name="gr7" draw:text-style-name="P9" draw:layer="layout" svg:width="5.183cm" svg:height="5.357cm" svg:x="27.106cm" svg:y="4.723cm">
          <text:p text:style-name="P10"><text:span text:style-name="T11">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9" draw:layer="layout" svg:width="3.843cm" svg:height="1.013cm" svg:x="27.717cm" svg:y="8.747cm">
          <text:p text:style-name="P14"><text:span text:style-name="T12">Servi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agnetic Disk 31" draw:style-name="gr12" draw:text-style-name="P9" draw:layer="layout" svg:width="1.076cm" svg:height="1.913cm" svg:x="27.347cm" svg:y="5.027cm">
          <text:p text:style-name="P10"><text:span text:style-name="T6"/></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Direct Access Storage 32" draw:style-name="gr11" draw:text-style-name="P9" draw:layer="layout" svg:width="0.239cm" svg:height="1.46cm" svg:x="27.106cm" svg:y="7.549cm">
          <text:p text:style-name="P10"><text:span text:style-name="T6"/></text:p>
          <draw:enhanced-geometry draw:mirror-horizontal="false" draw:mirror-vertical="false" drawooo:sub-view-size="6 6 6 6 6 6" draw:text-areas="?f5 0 ?f0 ?f3" svg:viewBox="0 0 0 0" draw:type="ooxml-flowChartMagneticDrum" draw:enhanced-path="M 1 0 L 5 0 L 1 6 Z S N M 5 6 F N M 1 0 L 5 0 L 1 6 Z F N" drawooo:enhanced-path="M 1 0 L 5 0 G 1 3 ?f6 ?f7 L 1 6 G 1 3 ?f8 ?f9 Z S N M 5 6 G 1 3 ?f10 ?f11 F N M 1 0 L 5 0 G 1 3 ?f12 ?f13 L 1 6 G 1 3 ?f14 ?f15 Z F N">
            <draw:equation draw:name="f0" draw:formula="logwidth*2/3"/>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quation draw:name="f8" draw:formula="(5400000)/60000.0"/>
            <draw:equation draw:name="f9" draw:formula="(10800000)/60000.0"/>
            <draw:equation draw:name="f10" draw:formula="(5400000)/60000.0"/>
            <draw:equation draw:name="f11" draw:formula="(10800000)/60000.0"/>
            <draw:equation draw:name="f12" draw:formula="(16200000)/60000.0"/>
            <draw:equation draw:name="f13" draw:formula="(10800000)/60000.0"/>
            <draw:equation draw:name="f14" draw:formula="(5400000)/60000.0"/>
            <draw:equation draw:name="f15" draw:formula="(10800000)/60000.0"/>
          </draw:enhanced-geometry>
        </draw:custom-shape>
        <draw:custom-shape draw:name="Rectangle 36" draw:style-name="gr7" draw:text-style-name="P9" draw:layer="layout" svg:width="5.183cm" svg:height="4.848cm" svg:x="27.107cm" svg:y="10.946cm">
          <text:p text:style-name="P10"><text:span text:style-name="T11">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0" draw:text-style-name="P9" draw:layer="layout" svg:width="3.826cm" svg:height="1.013cm" svg:x="27.701cm" svg:y="14.369cm">
          <text:p text:style-name="P14"><text:span text:style-name="T12">Servi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68" draw:style-name="gr13" draw:text-style-name="P9" draw:layer="layout" svg:width="8.158cm" svg:height="7.48cm" svg:x="16.242cm" svg:y="6.498cm">
          <text:p text:style-name="P10"><text:span text:style-name="T6">Class 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lowchart: Direct Access Storage 39" draw:style-name="gr11" draw:text-style-name="P9" draw:layer="layout" svg:width="0.239cm" svg:height="1.46cm" svg:x="27.112cm" svg:y="13.261cm">
          <text:p text:style-name="P10"><text:span text:style-name="T6"/></text:p>
          <draw:enhanced-geometry draw:mirror-horizontal="false" draw:mirror-vertical="false" drawooo:sub-view-size="6 6 6 6 6 6" draw:text-areas="?f5 0 ?f0 ?f3" svg:viewBox="0 0 0 0" draw:type="ooxml-flowChartMagneticDrum" draw:enhanced-path="M 1 0 L 5 0 L 1 6 Z S N M 5 6 F N M 1 0 L 5 0 L 1 6 Z F N" drawooo:enhanced-path="M 1 0 L 5 0 G 1 3 ?f6 ?f7 L 1 6 G 1 3 ?f8 ?f9 Z S N M 5 6 G 1 3 ?f10 ?f11 F N M 1 0 L 5 0 G 1 3 ?f12 ?f13 L 1 6 G 1 3 ?f14 ?f15 Z F N">
            <draw:equation draw:name="f0" draw:formula="logwidth*2/3"/>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quation draw:name="f8" draw:formula="(5400000)/60000.0"/>
            <draw:equation draw:name="f9" draw:formula="(10800000)/60000.0"/>
            <draw:equation draw:name="f10" draw:formula="(5400000)/60000.0"/>
            <draw:equation draw:name="f11" draw:formula="(10800000)/60000.0"/>
            <draw:equation draw:name="f12" draw:formula="(16200000)/60000.0"/>
            <draw:equation draw:name="f13" draw:formula="(10800000)/60000.0"/>
            <draw:equation draw:name="f14" draw:formula="(5400000)/60000.0"/>
            <draw:equation draw:name="f15" draw:formula="(10800000)/60000.0"/>
          </draw:enhanced-geometry>
        </draw:custom-shape>
        <draw:custom-shape draw:name="Connector: Elbow 40" draw:style-name="gr14" draw:text-style-name="P13" draw:layer="layout" svg:width="4.504cm" svg:height="1.491cm" svg:x="22.599cm" svg:y="12.71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ctor: Elbow 33" draw:style-name="gr14" draw:text-style-name="P13" draw:layer="layout" svg:width="4.506cm" svg:height="0.825cm" svg:x="22.599cm" svg:y="8.278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Rounded Corners 24" draw:style-name="gr7" draw:text-style-name="P9" draw:layer="layout" svg:width="7cm" svg:height="1.948cm" svg:x="16.6cm" svg:y="8.132cm">
          <text:p text:style-name="P10"><text:span text:style-name="T10">B.getForA() </text:span></text:p>
          <text:p text:style-name="P10"><text:span text:style-name="T10">{ <text:s text:c="2"/>call <text:s/></text:span><text:span text:style-name="T12">Url:/B/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 draw:style-name="gr15" draw:text-style-name="P15" draw:layer="layout" svg:width="33.847cm" svg:height="1.773cm" svg:x="0.6cm" svg:y="17.837cm">
          <text:p text:style-name="P14"><text:span text:style-name="T12">[ Conversion of Monolith App to Adopt Hybrid Architecture using Automation techniq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 draw:text-style-name="P9" draw:layer="layout" svg:width="11.725cm" svg:height="1.013cm" svg:x="2.4cm" svg:y="16.6cm">
          <text:p text:style-name="P14"><text:span text:style-name="T12">Initial State of the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6" draw:text-style-name="P15" draw:layer="layout" svg:width="16.842cm" svg:height="1.103cm" svg:x="16.158cm" svg:y="16.6cm">
          <text:p text:style-name="P14"><text:span text:style-name="T12">Desired State of the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4" draw:layer="layout" svg:width="29.209cm" svg:height="3.681cm" svg:x="2.329cm" svg:y="1.015cm" presentation:class="title" presentation:user-transformed="true">
          <draw:text-box>
            <text:p text:style-name="P1"><text:span text:style-name="T1">Open Transform</text:span><text:span text:style-name="T1"><text:line-break/></text:span><text:span text:style-name="T2">Automating Conversion of Monolith to Hybrid Architecture</text:span></text:p>
          </draw:text-box>
        </draw:frame>
        <draw:custom-shape draw:style-name="gr17" draw:text-style-name="P16" draw:layer="layout" svg:width="7cm" svg:height="0.8cm" svg:x="1.2cm" svg:y="13.4cm">
          <text:p text:style-name="P16"><text:span text:style-name="T13">Dependent Class A</text:span></text:p>
          <draw:enhanced-geometry svg:viewBox="0 0 21600 21600" draw:glue-points="10800 0 0 10800 10800 21600 21600 10800 ?f40 ?f41" draw:text-areas="0 0 21600 21600" draw:type="rectangular-callout" draw:modifiers="9160.17711755464 -20224.71910112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6" draw:layer="layout" svg:width="4.2cm" svg:height="2.3cm" svg:x="9.6cm" svg:y="9.1cm">
          <text:p text:style-name="P16"><text:span text:style-name="T13">Dependee(s) </text:span></text:p>
          <text:p text:style-name="P16"><text:span text:style-name="T13">Class B</text:span></text:p>
          <text:p text:style-name="P16"><text:span text:style-name="T13">Class C</text:span></text:p>
          <draw:enhanced-geometry svg:viewBox="0 0 21600 21600" draw:glue-points="10800 0 0 10800 10800 21600 21600 10800 ?f40 ?f41" draw:text-areas="0 0 21600 21600" draw:type="rectangular-callout" draw:modifiers="15784.8131397286 2018.252933507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6" draw:layer="layout" svg:width="7cm" svg:height="0.8cm" svg:x="16.6cm" svg:y="5.4cm">
          <text:p text:style-name="P16"><text:span text:style-name="T13">Modified Class A</text:span></text:p>
          <draw:enhanced-geometry svg:viewBox="0 0 21600 21600" draw:glue-points="10800 0 0 10800 10800 21600 21600 10800 ?f40 ?f41" draw:text-areas="0 0 21600 21600" draw:type="rectangular-callout" draw:modifiers="5479.44579345808 44008.98876404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6" draw:layer="layout" svg:width="4.2cm" svg:height="2.3cm" svg:x="29.2cm" svg:y="5.7cm">
          <text:p text:style-name="P16"><text:span text:style-name="T13">Class B</text:span></text:p>
          <text:p text:style-name="P16"><text:span text:style-name="T13">Exposed </text:span></text:p>
          <text:p text:style-name="P16"><text:span text:style-name="T13">over REST</text:span></text:p>
          <draw:enhanced-geometry svg:viewBox="0 0 21600 21600" draw:glue-points="10800 0 0 10800 10800 21600 21600 10800 ?f40 ?f41" draw:text-areas="0 0 21600 21600" draw:type="rectangular-callout" draw:modifiers="15784.8131397286 2018.252933507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6" draw:layer="layout" svg:width="4.2cm" svg:height="2.3cm" svg:x="29.2cm" svg:y="11.9cm">
          <text:p text:style-name="P16"><text:span text:style-name="T13">Class C</text:span></text:p>
          <text:p text:style-name="P16"><text:span text:style-name="T13">Exposed </text:span></text:p>
          <text:p text:style-name="P16"><text:span text:style-name="T13">over REST</text:span></text:p>
          <draw:enhanced-geometry svg:viewBox="0 0 21600 21600" draw:glue-points="10800 0 0 10800 10800 21600 21600 10800 ?f40 ?f41" draw:text-areas="0 0 21600 21600" draw:type="rectangular-callout" draw:modifiers="15784.8131397286 2018.252933507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Rounded Corners 10" draw:style-name="gr7" draw:text-style-name="P9" draw:layer="layout" svg:width="3.966cm" svg:height="1.948cm" svg:x="2.954cm" svg:y="7.129cm">
          <text:p text:style-name="P10"><text:span text:style-name="T9"/></text:p>
          <text:p text:style-name="P10"><text:span text:style-name="T10">B.getFor</text:span></text:p>
          <text:p text:style-name="P10"><text:span text:style-name="T10">A()</text:span></text:p>
          <text:p text:style-name="P10"><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4" draw:style-name="gr7" draw:text-style-name="P9" draw:layer="layout" svg:width="7cm" svg:height="1.948cm" svg:x="16.6cm" svg:y="11cm">
          <text:p text:style-name="P10"><text:span text:style-name="T10">C.getForA() </text:span></text:p>
          <text:p text:style-name="P10"><text:span text:style-name="T10">{ <text:s text:c="2"/>call <text:s/></text:span><text:span text:style-name="T12">Url:/C/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lowchart: Magnetic Disk 31" draw:style-name="gr12" draw:text-style-name="P9" draw:layer="layout" svg:width="1.076cm" svg:height="1.913cm" svg:x="27.524cm" svg:y="11.4cm">
          <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presentation:notes draw:style-name="dp2">
          <draw:page-thumbnail draw:style-name="gr2" draw:layer="layout" svg:width="14.848cm" svg:height="11.135cm" svg:x="3.075cm" svg:y="2.257cm" draw:page-number="3" presentation:class="page"/>
          <draw:frame presentation:style-name="pr7" draw:layer="layout" svg:width="16.799cm" svg:height="13.365cm" svg:x="2.1cm" svg:y="14.107cm" presentation:class="notes" presentation:placeholder="true">
            <draw:text-box/>
          </draw:frame>
        </presentation:notes>
      </draw:page>
      <draw:page draw:name="page4" draw:style-name="dp1" draw:master-page-name="Title_20_Slide" presentation:presentation-page-layout-name="AL2T0">
        <draw:custom-shape draw:name="Rectangle 3" draw:style-name="gr4" draw:text-style-name="P9" draw:layer="layout" svg:width="29.887cm" svg:height="14.34cm" svg:x="2.262cm" svg:y="1.46cm">
          <text:p text:style-name="P10"><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8" draw:text-style-name="P15" draw:layer="layout" svg:width="12.808cm" svg:height="1.773cm" svg:x="2.192cm" svg:y="11.169cm">
          <text:p text:style-name="P14"><text:span text:style-name="T9"><text:s/></text:span><text:span text:style-name="T12">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5" draw:style-name="gr13" draw:text-style-name="P9" draw:layer="layout" svg:width="5.462cm" svg:height="7.48cm" svg:x="2.644cm" svg:y="3.097cm">
          <text:p text:style-name="P10"><text:span text:style-name="T6">Class 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6" draw:style-name="gr5" draw:text-style-name="P9" draw:layer="layout" svg:width="2.539cm" svg:height="2.922cm" svg:x="10.282cm" svg:y="2.888cm">
          <text:p text:style-name="P10"><text:span text:style-name="T6">Class </text:span></text:p>
          <text:p text:style-name="P10"><text:span text:style-name="T6">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7" draw:style-name="gr5" draw:text-style-name="P9" draw:layer="layout" svg:width="2.539cm" svg:height="2.922cm" svg:x="10.261cm" svg:y="7.655cm">
          <text:p text:style-name="P10"><text:span text:style-name="T6">Class</text:span></text:p>
          <text:p text:style-name="P10"><text:span text:style-name="T6"><text:s/></text:span><text:span text:style-name="T6">C</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0" draw:style-name="gr7" draw:text-style-name="P9" draw:layer="layout" svg:width="3.966cm" svg:height="1.948cm" svg:x="2.853cm" svg:y="4.628cm">
          <text:p text:style-name="P10"><text:span text:style-name="T9"/></text:p>
          <text:p text:style-name="P10"><text:span text:style-name="T10">B.getFor</text:span></text:p>
          <text:p text:style-name="P10"><text:span text:style-name="T10">A()</text:span></text:p>
          <text:p text:style-name="P10"><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1" draw:style-name="gr7" draw:text-style-name="P9" draw:layer="layout" svg:width="3.966cm" svg:height="1.948cm" svg:x="2.894cm" svg:y="7.661cm">
          <text:p text:style-name="P10"><text:span text:style-name="T9"/></text:p>
          <text:p text:style-name="P10"><text:span text:style-name="T10">C.getFor</text:span></text:p>
          <text:p text:style-name="P10"><text:span text:style-name="T10">A()</text:span></text:p>
          <text:p text:style-name="P10"><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ctor: Elbow 13" draw:style-name="gr19" draw:text-style-name="P13" draw:layer="layout" svg:width="4.731cm" svg:height="0.208cm" svg:x="6.959cm" svg:y="5.358cm">
          <text:p/>
          <draw:enhanced-geometry draw:mirror-horizontal="false" draw:mirror-vertical="false" draw:text-areas="0 0 ?f4 ?f5" svg:viewBox="0 0 0 0" draw:type="ooxml-bentConnector4" draw:modifiers="36581 404208"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Connector: Elbow 16" draw:style-name="gr19" draw:text-style-name="P13" draw:layer="layout" svg:width="3.4cm" svg:height="0.48cm" svg:x="6.86cm" svg:y="8.63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0" draw:style-name="gr7" draw:text-style-name="P9" draw:layer="layout" svg:width="15.314cm" svg:height="9.329cm" svg:x="15.658cm" svg:y="2.871cm">
          <text:p text:style-name="P10"><text:span text:style-name="T11">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0" draw:text-style-name="P15" draw:layer="layout" svg:width="11.036cm" svg:height="1.401cm" svg:x="18.098cm" svg:y="10.4cm">
          <text:p text:style-name="P14"><text:span text:style-name="T12">Overridden Class B Defin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agnetic Disk 22" draw:style-name="gr11" draw:text-style-name="P9" draw:layer="layout" svg:width="1.076cm" svg:height="1.913cm" svg:x="8.561cm" svg:y="2.227cm">
          <text:p text:style-name="P10"><text:span text:style-name="T6"/></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ectangle: Rounded Corners 35" draw:style-name="gr21" draw:text-style-name="P9" draw:layer="layout" svg:width="12.821cm" svg:height="6.68cm" svg:x="17.206cm" svg:y="3.189cm">
          <text:p text:style-name="P14"><text:span text:style-name="T12">getForA()</text:span></text:p>
          <text:p text:style-name="P14"><text:span text:style-name="T12">{</text:span></text:p>
          <text:p text:style-name="P14"><text:span text:style-name="T10"><text:tab/></text:span><text:span text:style-name="T10"> </text:span><text:span text:style-name="T10">// Rest Easy or</text:span></text:p>
          <text:p text:style-name="P10"><text:span text:style-name="T10">// Feign Proxy Implementation</text:span></text:p>
          <text:p text:style-name="P14"><text:span text:style-name="T10"><text:tab/></text:span><text:span text:style-name="T10"> </text:span><text:span text:style-name="T10">call <text:s/></text:span><text:span text:style-name="T12">Url:/B/A</text:span></text:p>
          <text:p text:style-name="P14"><text:span text:style-name="T10"><text:s text:c="6"/></text:span></text:p>
          <text:p text:style-name="P14"><text:span text:style-name="T10"/></text:p>
          <text:p text:style-name="P14"><text:span text:style-name="T12">}</text:span></text:p>
          <text:p text:style-name="P10"><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2" draw:style-name="gr22" draw:text-style-name="P15" draw:layer="layout" svg:width="33.747cm" svg:height="1.773cm" svg:x="0.6cm" svg:y="17.037cm">
          <text:p text:style-name="P10"><text:span text:style-name="T12">[ Step 1 : Generate Overridden Definition of Dependee Clas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 draw:text-style-name="P18" draw:layer="layout" svg:width="15.314cm" svg:height="1.519cm" svg:x="15.658cm" svg:y="13.87cm">
          <text:p text:style-name="P17"><text:span text:style-name="T14">(1) Transform Service Class B to make remote call instead of providing data local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8" draw:layer="layout" svg:width="9.038cm" svg:height="2.151cm" svg:x="2.853cm" svg:y="13.775cm">
          <text:p text:style-name="P17"><text:span text:style-name="T14">* Class B is the service class which provides values locally ( Same JV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5cm" svg:x="0.6cm" svg:y="2.257cm" draw:page-number="4" presentation:class="page"/>
          <draw:frame presentation:style-name="pr7" draw:layer="layout" svg:width="16.799cm" svg:height="13.365cm" svg:x="2.1cm" svg:y="14.107cm" presentation:class="notes" presentation:placeholder="true">
            <draw:text-box/>
          </draw:frame>
        </presentation:notes>
      </draw:page>
      <draw:page draw:name="page5" draw:style-name="dp1" draw:master-page-name="Title_20_Slide" presentation:presentation-page-layout-name="AL2T0">
        <draw:g draw:name="Group 1">
          <draw:custom-shape draw:name="Rectangle 20" draw:style-name="gr7" draw:text-style-name="P9" draw:layer="layout" svg:width="5.183cm" svg:height="10.628cm" svg:x="1.138cm" svg:y="1.609cm">
            <text:p text:style-name="P10"><text:span text:style-name="T11">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9" draw:layer="layout" svg:width="3.852cm" svg:height="1.013cm" svg:x="1.804cm" svg:y="10.925cm">
            <text:p text:style-name="P14"><text:span text:style-name="T12">Servic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agnetic Disk 23" draw:style-name="gr11" draw:text-style-name="P9" draw:layer="layout" svg:width="1.076cm" svg:height="1.913cm" svg:x="1.352cm" svg:y="2.018cm">
            <text:p text:style-name="P10"><text:span text:style-name="T6"/></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Rectangle: Rounded Corners 24" draw:style-name="gr7" draw:text-style-name="P9" draw:layer="layout" svg:width="3.966cm" svg:height="1.948cm" svg:x="1.89cm" svg:y="4.975cm">
            <text:p text:style-name="P10"><text:span text:style-name="T9"/></text:p>
            <text:p text:style-name="P10"><text:span text:style-name="T15">/B/A</text:span></text:p>
            <text:p text:style-name="P10"><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6" draw:style-name="gr7" draw:text-style-name="P9" draw:layer="layout" svg:width="3.966cm" svg:height="1.948cm" svg:x="1.89cm" svg:y="8.58cm">
            <text:p text:style-name="P10"><text:span text:style-name="T9"/></text:p>
            <text:p text:style-name="P10"><text:span text:style-name="T15">/C/A</text:span></text:p>
            <text:p text:style-name="P10"><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7" draw:style-name="gr7" draw:text-style-name="P9" draw:layer="layout" svg:width="5.183cm" svg:height="5.357cm" svg:x="10.364cm" svg:y="1.566cm">
            <text:p text:style-name="P10"><text:span text:style-name="T11">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9" draw:layer="layout" svg:width="3.843cm" svg:height="1.013cm" svg:x="10.974cm" svg:y="5.59cm">
            <text:p text:style-name="P14"><text:span text:style-name="T12">Servic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agnetic Disk 31" draw:style-name="gr23" draw:text-style-name="P9" draw:layer="layout" svg:width="1.076cm" svg:height="1.913cm" svg:x="10.604cm" svg:y="1.87cm">
            <text:p text:style-name="P10"><text:span text:style-name="T6"/></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Direct Access Storage 32" draw:style-name="gr11" draw:text-style-name="P9" draw:layer="layout" svg:width="0.239cm" svg:height="1.46cm" svg:x="10.364cm" svg:y="4.393cm">
            <text:p text:style-name="P10"><text:span text:style-name="T6"/></text:p>
            <draw:enhanced-geometry draw:mirror-horizontal="false" draw:mirror-vertical="false" drawooo:sub-view-size="6 6 6 6 6 6" draw:text-areas="?f5 0 ?f0 ?f3" svg:viewBox="0 0 0 0" draw:type="ooxml-flowChartMagneticDrum" draw:enhanced-path="M 1 0 L 5 0 L 1 6 Z S N M 5 6 F N M 1 0 L 5 0 L 1 6 Z F N" drawooo:enhanced-path="M 1 0 L 5 0 G 1 3 ?f6 ?f7 L 1 6 G 1 3 ?f8 ?f9 Z S N M 5 6 G 1 3 ?f10 ?f11 F N M 1 0 L 5 0 G 1 3 ?f12 ?f13 L 1 6 G 1 3 ?f14 ?f15 Z F N">
              <draw:equation draw:name="f0" draw:formula="logwidth*2/3"/>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quation draw:name="f8" draw:formula="(5400000)/60000.0"/>
              <draw:equation draw:name="f9" draw:formula="(10800000)/60000.0"/>
              <draw:equation draw:name="f10" draw:formula="(5400000)/60000.0"/>
              <draw:equation draw:name="f11" draw:formula="(10800000)/60000.0"/>
              <draw:equation draw:name="f12" draw:formula="(16200000)/60000.0"/>
              <draw:equation draw:name="f13" draw:formula="(10800000)/60000.0"/>
              <draw:equation draw:name="f14" draw:formula="(5400000)/60000.0"/>
              <draw:equation draw:name="f15" draw:formula="(10800000)/60000.0"/>
            </draw:enhanced-geometry>
          </draw:custom-shape>
          <draw:custom-shape draw:name="Connector: Elbow 33" draw:style-name="gr14" draw:text-style-name="P13" draw:layer="layout" svg:width="4.506cm" svg:height="0.825cm" svg:x="5.857cm" svg:y="5.121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36" draw:style-name="gr7" draw:text-style-name="P9" draw:layer="layout" svg:width="5.183cm" svg:height="4.848cm" svg:x="10.364cm" svg:y="7.389cm">
            <text:p text:style-name="P10"><text:span text:style-name="T11">Monolith Applicatio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0" draw:text-style-name="P9" draw:layer="layout" svg:width="3.826cm" svg:height="1.013cm" svg:x="10.958cm" svg:y="11.212cm">
            <text:p text:style-name="P14"><text:span text:style-name="T12">Servi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Magnetic Disk 38" draw:style-name="gr12" draw:text-style-name="P9" draw:layer="layout" svg:width="1.076cm" svg:height="1.913cm" svg:x="10.61cm" svg:y="7.582cm">
            <text:p text:style-name="P10"><text:span text:style-name="T6"/></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Direct Access Storage 39" draw:style-name="gr11" draw:text-style-name="P9" draw:layer="layout" svg:width="0.239cm" svg:height="1.46cm" svg:x="10.37cm" svg:y="10.105cm">
            <text:p text:style-name="P10"><text:span text:style-name="T6"/></text:p>
            <draw:enhanced-geometry draw:mirror-horizontal="false" draw:mirror-vertical="false" drawooo:sub-view-size="6 6 6 6 6 6" draw:text-areas="?f5 0 ?f0 ?f3" svg:viewBox="0 0 0 0" draw:type="ooxml-flowChartMagneticDrum" draw:enhanced-path="M 1 0 L 5 0 L 1 6 Z S N M 5 6 F N M 1 0 L 5 0 L 1 6 Z F N" drawooo:enhanced-path="M 1 0 L 5 0 G 1 3 ?f6 ?f7 L 1 6 G 1 3 ?f8 ?f9 Z S N M 5 6 G 1 3 ?f10 ?f11 F N M 1 0 L 5 0 G 1 3 ?f12 ?f13 L 1 6 G 1 3 ?f14 ?f15 Z F N">
              <draw:equation draw:name="f0" draw:formula="logwidth*2/3"/>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quation draw:name="f8" draw:formula="(5400000)/60000.0"/>
              <draw:equation draw:name="f9" draw:formula="(10800000)/60000.0"/>
              <draw:equation draw:name="f10" draw:formula="(5400000)/60000.0"/>
              <draw:equation draw:name="f11" draw:formula="(10800000)/60000.0"/>
              <draw:equation draw:name="f12" draw:formula="(16200000)/60000.0"/>
              <draw:equation draw:name="f13" draw:formula="(10800000)/60000.0"/>
              <draw:equation draw:name="f14" draw:formula="(5400000)/60000.0"/>
              <draw:equation draw:name="f15" draw:formula="(10800000)/60000.0"/>
            </draw:enhanced-geometry>
          </draw:custom-shape>
          <draw:custom-shape draw:name="Connector: Elbow 40" draw:style-name="gr14" draw:text-style-name="P13" draw:layer="layout" svg:width="4.504cm" svg:height="1.491cm" svg:x="5.857cm" svg:y="9.55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TextBox 28" draw:style-name="gr3" draw:text-style-name="P9" draw:layer="layout" svg:width="29.575cm" svg:height="1.013cm" svg:x="1.138cm" svg:y="16.658cm">
          <text:p text:style-name="P10"><text:span text:style-name="T12">[ Step 2: Creation of Microservices consumed by Monolit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4" draw:text-style-name="P9" draw:layer="layout" svg:width="14.8cm" svg:height="10.104cm" svg:x="18.6cm" svg:y="1.696cm">
          <text:p text:style-name="P10"><text:span text:style-name="T12">Service B Controller</text:span></text:p>
          <text:p text:style-name="P10"><text:span text:style-name="T12">( Request Path </text:span><text:span text:style-name="T15">/B</text:span><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34" draw:style-name="gr21" draw:text-style-name="P9" draw:layer="layout" svg:width="9.402cm" svg:height="6.355cm" svg:x="20.992cm" svg:y="2.224cm">
          <text:p text:style-name="P14"><text:span text:style-name="T15">/B/A</text:span><text:span text:style-name="T12">()</text:span></text:p>
          <text:p text:style-name="P14"><text:span text:style-name="T12">{</text:span></text:p>
          <text:p text:style-name="P14"><text:span text:style-name="T12"><text:s text:c="3"/></text:span><text:span text:style-name="T12">return </text:span></text:p>
          <text:p text:style-name="P14"><text:span text:style-name="T12"><text:tab/></text:span><text:span text:style-name="T12">Json(B.getForA())</text:span></text:p>
          <text:p text:style-name="P14"><text:span text:style-name="T12">}</text:span></text:p>
          <text:p text:style-name="P14"><text:span text:style-name="T12"><text:s text:c="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5" draw:style-name="gr25" draw:text-style-name="P15" draw:layer="layout" svg:width="14.4cm" svg:height="3.297cm" svg:x="18.8cm" svg:y="13cm">
          <text:p text:style-name="P14"><text:span text:style-name="T9">(2) Add Controller Wrapper to wrap the local Method of service Class B and expose them as Json or as appropr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5cm" svg:x="0.6cm" svg:y="2.257cm" draw:page-number="5" presentation:class="page"/>
          <draw:frame presentation:style-name="pr7" draw:layer="layout" svg:width="16.799cm" svg:height="13.365cm" svg:x="2.1cm" svg:y="14.107cm" presentation:class="notes" presentation:placeholder="true">
            <draw:text-box/>
          </draw:frame>
        </presentation:notes>
      </draw:page>
      <draw:page draw:name="Similarities and Differences with other Patterns" draw:style-name="dp1" draw:master-page-name="Title_20_and_20_Content" presentation:presentation-page-layout-name="AL1T11">
        <draw:frame draw:name="Title 1" presentation:style-name="pr8" draw:text-style-name="P20" draw:layer="layout" svg:width="29.209cm" svg:height="3.681cm" svg:x="2.328cm" svg:y="-0.573cm" presentation:class="title" presentation:user-transformed="true">
          <draw:text-box>
            <text:p text:style-name="P19"><text:span text:style-name="T16">Similarities and Differences with Strangler Pattern</text:span></text:p>
          </draw:text-box>
        </draw:frame>
        <draw:custom-shape draw:name="Rectangle: Rounded Corners 3" draw:style-name="gr26" draw:text-style-name="P21" draw:layer="layout" svg:width="11.747cm" svg:height="10.212cm" svg:x="2.805cm" svg:y="6.482cm">
          <text:list text:style-name="L13">
            <text:list-item>
              <text:p text:style-name="P17"><text:span text:style-name="T10">Transform: </text:span><text:span text:style-name="T14">Create New Site</text:span></text:p>
            </text:list-item>
          </text:list>
          <text:p text:style-name="P17"><text:span text:style-name="T14"/></text:p>
          <text:list text:continue-numbering="true" text:style-name="L13">
            <text:list-item>
              <text:p text:style-name="P17"><text:span text:style-name="T10">Eliminate: </text:span><text:span text:style-name="T14">Remove the old Functionality from the existing site when appropriate</text:span></text:p>
            </text:list-item>
          </text:list>
          <text:p text:style-name="P17"><text:span text:style-name="T10"/></text:p>
          <text:p text:style-name="P17"><text:span text:style-name="T10"/></text:p>
          <text:p text:style-name="P17"><text:span text:style-name="T10"/></text:p>
          <draw:enhanced-geometry draw:mirror-horizontal="false" draw:mirror-vertical="false" draw:text-areas="?f5 ?f5 ?f6 ?f7" svg:viewBox="0 0 0 0" draw:type="ooxml-roundRect" draw:modifiers="73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4" draw:style-name="gr27" draw:text-style-name="P9" draw:layer="layout" svg:width="16.906cm" svg:height="13.122cm" svg:x="15.875cm" svg:y="3.572cm">
          <text:list text:style-name="L13">
            <text:list-item>
              <text:p text:style-name="P14"><text:span text:style-name="T10">We do the Transform: </text:span><text:span text:style-name="T14">Here we try to automate the creation of new code files, hence we also do the Transform and not just advocate.</text:span></text:p>
            </text:list-item>
          </text:list>
          <text:p text:style-name="P14"><text:span text:style-name="T14"/></text:p>
          <text:list text:continue-numbering="true" text:style-name="L13">
            <text:list-item>
              <text:p text:style-name="P14"><text:span text:style-name="T10">Do not Coexist: </text:span><text:span text:style-name="T14">We start introducing new class definitions hence we replace the <text:s/>old code and it no more coexist with the new code.</text:span></text:p>
            </text:list-item>
          </text:list>
          <text:p text:style-name="P14"><text:span text:style-name="T14"/></text:p>
          <text:list text:continue-numbering="true" text:style-name="L13">
            <text:list-item>
              <text:p text:style-name="P14"><text:span text:style-name="T10">Request Processing at Class Level</text:span><text:span text:style-name="T14">: We do not modify the way, how the external calls to the application are made. We start modifying the request processing flow at the class level, rather than at HTTP level.</text:span></text:p>
            </text:list-item>
          </text:list>
          <text:p text:style-name="P14"><text:span text:style-name="T14"/></text:p>
          <text:list text:continue-numbering="true" text:style-name="L13">
            <text:list-item>
              <text:p text:style-name="P14"><text:span text:style-name="T10">Quicker Realization</text:span><text:span text:style-name="T14">: Since we are automating the code changes, we provide quicker realization of new application.</text:span></text:p>
            </text:list-item>
          </text:list>
          <text:p text:style-name="P14"><text:span text:style-name="T14"/></text:p>
          <text:p text:style-name="P14"><text:span text:style-name="T9"/></text:p>
          <text:p text:style-name="P14"><text:span text:style-name="T12"/></text:p>
          <draw:enhanced-geometry draw:mirror-horizontal="false" draw:mirror-vertical="false" draw:text-areas="?f5 ?f5 ?f6 ?f7" svg:viewBox="0 0 0 0" draw:type="ooxml-roundRect" draw:modifiers="6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5" draw:style-name="gr28" draw:text-style-name="P18" draw:layer="layout" svg:width="3.994cm" svg:height="1.19cm" svg:x="6.429cm" svg:y="17.533cm">
          <text:p text:style-name="P22"><text:span text:style-name="T10">Similarities</text:span></text:p>
          <draw:enhanced-geometry draw:mirror-horizontal="false" draw:mirror-vertical="false" draw:text-areas="?f5 ?f5 ?f6 ?f7" svg:viewBox="0 0 0 0" draw:type="ooxml-roundRect" draw:modifiers="73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6" draw:style-name="gr29" draw:text-style-name="P18" draw:layer="layout" svg:width="3.994cm" svg:height="1.19cm" svg:x="22.331cm" svg:y="17.533cm">
          <text:p text:style-name="P22"><text:span text:style-name="T10">Differences</text:span></text:p>
          <draw:enhanced-geometry draw:mirror-horizontal="false" draw:mirror-vertical="false" draw:text-areas="?f5 ?f5 ?f6 ?f7" svg:viewBox="0 0 0 0" draw:type="ooxml-roundRect" draw:modifiers="73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2" draw:layer="layout" svg:width="19.798cm" svg:height="11.135cm" svg:x="0.6cm" svg:y="2.257cm" draw:page-number="6"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Light" svg:font-family="'Calibri Ligh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Lohit Marathi" style:font-family-complex="'Lohit Marath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Lohit Marathi" style:font-family-complex="'Lohit Marath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Lohit Marathi" style:font-family-complex="'Lohit Marath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Lohit Marathi" style:font-family-complex="'Lohit Marath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r6"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7" style:family="presentation" style:parent-style-name="Title_20_Slide-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8" style:family="presentation" style:parent-style-name="Title_20_Slide-backgroundobjects">
      <style:graphic-properties draw:stroke="none" draw:fill="none" draw:fill-color="#ffffff" draw:auto-grow-height="false" fo:min-height="1.485cm"/>
    </style:style>
    <style:style style:name="Mpr9"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44pt" fo:hyphenate="false"/>
    </style:style>
    <style:style style:name="MP4" style:family="paragraph">
      <style:paragraph-properties fo:text-align="start" style:font-independent-line-spacing="true"/>
      <style:text-properties fo:font-size="44pt"/>
    </style:style>
    <style:style style:name="MP5" style:family="paragraph">
      <style:paragraph-properties fo:text-align="start"/>
      <style:text-properties fo:font-size="28pt"/>
    </style:style>
    <style:style style:name="MP6"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7"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8" style:family="paragraph">
      <style:paragraph-properties fo:text-align="start" style:font-independent-line-spacing="true"/>
      <style:text-properties fo:font-size="28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style:paragraph-properties fo:margin-top="0cm" fo:margin-bottom="0cm" fo:line-height="100%" fo:text-align="center" style:punctuation-wrap="hanging" style:writing-mode="lr-tb"/>
      <style:text-properties fo:font-size="60pt" fo:hyphenate="false"/>
    </style:style>
    <style:style style:name="MP13" style:family="paragraph">
      <style:paragraph-properties fo:text-align="start" style:font-independent-line-spacing="true"/>
      <style:text-properties fo:font-size="60pt"/>
    </style:style>
    <style:style style:name="M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Title_20_and_20_Content" style:display-name="Title and Content" style:page-layout-name="PM1" draw:style-name="Mdp1">
      <draw:frame draw:name="Title 1" presentation:style-name="Mpr1" draw:text-style-name="MP4" draw:layer="backgroundobjects" svg:width="29.209cm" svg:height="3.681cm" svg:x="2.328cm" svg:y="1.014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2" draw:text-style-name="MP8" draw:layer="backgroundobjects" svg:width="29.209cm" svg:height="12.086cm" svg:x="2.328cm" svg:y="5.071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item>
                              </text:list>
                            </text:list-item>
                          </text:list>
                        </text:list-item>
                      </text:list>
                    </text:list-item>
                  </text:list>
                </text:list-item>
              </text:list>
            </text:list-item>
          </text:list>
          <text:list text:style-name="ML4">
            <text:list-item>
              <text:p text:style-name="MP6"><text:span text:style-name="MT2">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7"><text:span text:style-name="MT4">Third level</text:span></text:p>
                    </text:list-item>
                  </text:list>
                </text:list-item>
              </text:list>
            </text:list-item>
          </text:list>
          <text:list text:style-name="ML7">
            <text:list-item>
              <text:list>
                <text:list-item>
                  <text:list>
                    <text:list-item>
                      <text:list>
                        <text:list-item>
                          <text:p text:style-name="MP7"><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5">Fifth level</text:span></text:p>
                            </text:list-item>
                          </text:list>
                        </text:list-item>
                      </text:list>
                    </text:list-item>
                  </text:list>
                </text:list-item>
              </text:list>
            </text:list-item>
          </text:list>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6"><text:date style:data-style-name="D1" text:date-value="2020-02-27">27/02/20</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6"><text:page-number>&lt;number&gt;</text:page-number></text:span></text:p>
        </draw:text-box>
      </draw:frame>
      <presentation:notes style:page-layout-name="PM0">
        <draw:page-thumbnail presentation:style-name="Title_20_and_20_Content-title" draw:layer="backgroundobjects" svg:width="14.848cm" svg:height="11.135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presentation:header/></text:p>
          </draw:text-box>
        </draw:frame>
        <draw:frame presentation:style-name="Mpr4" draw:text-style-name="MP2" draw:layer="backgroundobjects" svg:width="9.112cm" svg:height="1.484cm" svg:x="11.887cm" svg:y="0cm" presentation:class="date-time">
          <draw:text-box>
            <text:p text:style-name="MP2"><presentation:date-time/></text:p>
          </draw:text-box>
        </draw:frame>
        <draw:frame presentation:style-name="Mpr5" draw:text-style-name="MP1" draw:layer="backgroundobjects" svg:width="9.112cm" svg:height="1.484cm" svg:x="0cm" svg:y="28.215cm" presentation:class="footer">
          <draw:text-box>
            <text:p text:style-name="MP1"><presentation:footer/></text:p>
          </draw:text-box>
        </draw:frame>
        <draw:frame presentation:style-name="Mpr5"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Title_20_Slide" style:display-name="Title Slide" style:page-layout-name="PM1" draw:style-name="Mdp1">
      <draw:frame draw:name="Title 1" presentation:style-name="Mpr6" draw:text-style-name="MP13" draw:layer="backgroundobjects" svg:width="25.399cm" svg:height="6.631cm" svg:x="4.233cm" svg:y="3.118cm" presentation:class="title" presentation:user-transformed="true">
        <draw:text-box>
          <text:p text:style-name="MP12"><text:span text:style-name="MT7">Click to edit the title text formatClick to edit Master title style</text:span></text:p>
        </draw:text-box>
      </draw:frame>
      <draw:frame draw:name="Date Placeholder 3" presentation:style-name="Mpr7" draw:text-style-name="MP10" draw:layer="backgroundobjects" svg:width="7.619cm" svg:height="1.013cm" svg:x="2.328cm" svg:y="17.657cm" presentation:class="date-time" presentation:user-transformed="true">
        <draw:text-box>
          <text:p text:style-name="MP9"><text:span text:style-name="MT6"><text:date style:data-style-name="D1" text:date-value="2020-02-27">27/02/20</text:date></text:span></text:p>
        </draw:text-box>
      </draw:frame>
      <draw:frame draw:name="Footer Placeholder 4" presentation:style-name="Mpr7" draw:text-style-name="MP10" draw:layer="backgroundobjects" svg:width="11.429cm" svg:height="1.013cm" svg:x="11.218cm" svg:y="17.657cm" presentation:class="footer" presentation:user-transformed="true">
        <draw:text-box>
          <text:p/>
        </draw:text-box>
      </draw:frame>
      <draw:frame draw:name="Slide Number Placeholder 5" presentation:style-name="Mpr7" draw:text-style-name="MP10" draw:layer="backgroundobjects" svg:width="7.619cm" svg:height="1.013cm" svg:x="23.918cm" svg:y="17.657cm" presentation:class="page-number" presentation:user-transformed="true">
        <draw:text-box>
          <text:p text:style-name="MP11"><text:span text:style-name="MT6"><text:page-number>&lt;number&gt;</text:page-number></text:span></text:p>
        </draw:text-box>
      </draw:frame>
      <draw:frame presentation:style-name="Title_20_Slide-outline1" draw:layer="backgroundobjects" svg:width="30.479cm" svg:height="11.047cm" svg:x="1.693cm" svg:y="4.457cm" presentation:class="outline" presentation:placeholder="true">
        <draw:text-box/>
      </draw:frame>
      <presentation:notes style:page-layout-name="PM0">
        <draw:page-thumbnail presentation:style-name="Title_20_Slide-title" draw:layer="backgroundobjects" svg:width="19.798cm" svg:height="11.135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presentation:header/></text:p>
          </draw:text-box>
        </draw:frame>
        <draw:frame presentation:style-name="Mpr8" draw:text-style-name="MP2" draw:layer="backgroundobjects" svg:width="9.112cm" svg:height="1.484cm" svg:x="11.887cm" svg:y="0cm" presentation:class="date-time">
          <draw:text-box>
            <text:p text:style-name="MP2"><presentation:date-time/></text:p>
          </draw:text-box>
        </draw:frame>
        <draw:frame presentation:style-name="Mpr9" draw:text-style-name="MP1" draw:layer="backgroundobjects" svg:width="9.112cm" svg:height="1.484cm" svg:x="0cm" svg:y="28.215cm" presentation:class="footer">
          <draw:text-box>
            <text:p text:style-name="MP1"><presentation:footer/></text:p>
          </draw:text-box>
        </draw:frame>
        <draw:frame presentation:style-name="Mpr9"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aulik Shah</meta:initial-creator>
    <meta:editing-cycles>26</meta:editing-cycles>
    <meta:creation-date>2019-10-18T07:15:42</meta:creation-date>
    <dc:date>2020-02-27T00:00:49.112866585</dc:date>
    <meta:editing-duration>PT1H29M22S</meta:editing-duration>
    <meta:generator>LibreOffice/4.2.8.2$Linux_x86 LibreOffice_project/420m0$Build-2</meta:generator>
    <meta:document-statistic meta:object-count="12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meta:user-defined>
  </office:meta>
</office:document-meta>
</file>